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60000010B7E5936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cm" svg:height="20.4cm" svg:x="0.4cm" svg:y="0.4cm">
          <draw:image xlink:href="Pictures/10000000000001760000010B7E593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1-23T14:37:59</meta:creation-date>
    <dc:date>2013-01-23T14:39:18</dc:date>
    <dc:creator>Jefferson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